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0386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5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5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NOM et prénom : LEFAUCHEUX NATHAN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▢ SLAM</text:p>
            <draw:connector draw:type="line" svg:x1="0.25in" svg:y1="0.21667in" svg:x2="0.36667in" svg:y2="0.35833in" draw:z-index="1" draw:id="id0" draw:style-name="a0" draw:name="Connecteur droit 2">
              <svg:title/>
              <svg:desc/>
            </draw:connector>
            <draw:connector draw:type="line" svg:x1="0.38333in" svg:y1="0.23333in" svg:x2="0.25833in" svg:y2="0.35in" draw:z-index="2" draw:id="id1" draw:style-name="a1" draw:name="Connecteur droit 3">
              <svg:title/>
              <svg:desc/>
            </draw:connector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Centre de formation :IPSSI</text:p>
          </table:table-cell>
          <table:covered-table-cell table:number-columns-repeated="4"/>
          <table:table-cell office:value-type="string" table:number-columns-spanned="3" table:number-rows-spanned="1" table:style-name="ce26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7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8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9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 en cours de formation</text:p>
            <text:p/>
            <text:p/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AP1 création d'une entreprise fictive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P2 réponse a des problematique et gestion de proje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portfolio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kerbook<text:s/>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number-rows-repeated="6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Changement de l'interface utilisateur sur la plateforme shopify<text:s/>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6"/>
        </table:table-row>
        <table:table-row table:number-rows-repeated="7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number-rows-repeated="2" table:style-name="ro1"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number-columns-repeated="5" table:style-name="ce20"/>
          <table:table-cell table:style-name="ce21"/>
          <table:table-cell table:number-columns-repeated="16376"/>
        </table:table-row>
        <table:table-row table:style-name="ro6">
          <table:table-cell table:style-name="ce22"/>
          <table:table-cell table:style-name="ce23"/>
          <table:table-cell table:number-columns-repeated="6" table:style-name="ce24"/>
          <table:table-cell table:number-columns-repeated="16376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title/>
    <dc:description/>
    <dc:subject/>
    <meta:initial-creator>Christine Gaubert-Macon</meta:initial-creator>
    <dc:creator>natha</dc:creator>
    <meta:creation-date>2012-01-12T10:51:15Z</meta:creation-date>
    <dc:date>2023-06-29T07:34:26Z</dc:date>
  </office:meta>
</office:document-meta>
</file>